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4.0pt" fo:color="#cacaca" fo:background-color="#171717"/>
    </style:style>
    <style:style style:name="P2" style:family="paragraph" style:parent-style-name="Standard">
      <style:text-properties style:font-name="Courier" fo:font-size="14.0pt" fo:color="#cacaca"/>
    </style:style>
    <style:style style:name="P3" style:family="paragraph" style:parent-style-name="Standard">
      <style:text-properties style:font-name="Courier" fo:font-size="14.0pt" fo:color="#599c3e" fo:background-color="#171717"/>
    </style:style>
    <style:style style:name="P4" style:family="paragraph" style:parent-style-name="Standard">
      <style:text-properties style:font-name="Courier" fo:font-size="14.0pt" fo:color="#c27e65" fo:background-color="#171717"/>
    </style:style>
    <style:style style:name="T1" style:family="text">
      <style:text-properties fo:letter-spacing="0.0000in" fo:color="#71b8ff"/>
    </style:style>
    <style:style style:name="T2" style:family="text">
      <style:text-properties fo:letter-spacing="0.0000in"/>
    </style:style>
    <style:style style:name="T3" style:family="text">
      <style:text-properties fo:letter-spacing="0.0000in" fo:color="#d4d4d4"/>
    </style:style>
    <style:style style:name="T4" style:family="text">
      <style:text-properties fo:letter-spacing="0.0000in" fo:color="#b76fb3"/>
    </style:style>
    <style:style style:name="T5" style:family="text">
      <style:text-properties fo:letter-spacing="0.0000in" fo:color="#cacac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!</text:span><text:span text:style-name="T2">mkdir -p </text:span><text:span text:style-name="T3">.</text:span><text:span text:style-name="T2">/python_layer/python</text:span></text:p>
      <text:p text:style-name="P1"><text:span text:style-name="T1">!</text:span><text:span text:style-name="T2">pip install bcrypt -t </text:span><text:span text:style-name="T3">.</text:span><text:span text:style-name="T2">/python_layer/python</text:span></text:p>
      <text:p text:style-name="P2"><text:span text:style-name="T2"/></text:p>
      <text:p text:style-name="P1"><text:span text:style-name="T4">import</text:span><text:span text:style-name="T2"><text:s/>shutil</text:span></text:p>
      <text:p text:style-name="P2"><text:span text:style-name="T2"/></text:p>
      <text:p text:style-name="P3"><text:span text:style-name="T2"># Create a zip file of the python_layer directory</text:span></text:p>
      <text:p text:style-name="P4"><text:span text:style-name="T5">shutil.make_archive</text:span><text:span text:style-name="T3">(</text:span><text:span text:style-name="T2">'python_layer'</text:span><text:span text:style-name="T3">,</text:span><text:span text:style-name="T5"><text:s/></text:span><text:span text:style-name="T2">'zip'</text:span><text:span text:style-name="T3">,</text:span><text:span text:style-name="T5"><text:s/></text:span><text:span text:style-name="T2">'./python_layer'</text:span><text:span text:style-name="T3">)</text:span></text:p>
      <text:p text:style-name="P2"><text:span text:style-name="T2"/></text:p>
      <text:p text:style-name="P1"><text:span text:style-name="T4">from</text:span><text:span text:style-name="T2"><text:s/>google.colab </text:span><text:span text:style-name="T4">import</text:span><text:span text:style-name="T2"><text:s/>files</text:span></text:p>
      <text:p text:style-name="P2"><text:span text:style-name="T2"/></text:p>
      <text:p text:style-name="P4"><text:span text:style-name="T5">files.download</text:span><text:span text:style-name="T3">(</text:span><text:span text:style-name="T2">'python_layer.zip'</text:span><text:span text:style-name="T3">)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